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Tahoma" style:font-name-complex="Tahoma" fo:font-size="12pt" style:font-size-asian="12pt" style:font-size-complex="12pt"/>
    </style:style>
    <style:style style:name="P2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" style:parent-style-name="Normal" style:family="paragraph">
      <style:text-properties style:font-name="Tahoma" style:font-name-complex="Tahoma" fo:font-size="12pt" style:font-size-asian="12pt" style:font-size-complex="12pt"/>
    </style:style>
    <style:style style:name="P4" style:parent-style-name="Normal" style:family="paragraph">
      <style:text-properties style:font-name="Tahoma" style:font-name-complex="Tahoma" fo:font-size="12pt" style:font-size-asian="12pt" style:font-size-complex="12pt"/>
    </style:style>
    <style:style style:name="P5" style:parent-style-name="Normal" style:family="paragraph">
      <style:text-properties style:font-name="Tahoma" style:font-name-complex="Tahoma" fo:font-size="12pt" style:font-size-asian="12pt" style:font-size-complex="12pt"/>
    </style:style>
    <style:style style:name="P6" style:parent-style-name="Normal" style:family="paragraph">
      <style:text-properties style:font-name="Tahoma" style:font-name-complex="Tahoma" fo:font-size="12pt" style:font-size-asian="12pt" style:font-size-complex="12pt"/>
    </style:style>
    <style:style style:name="P7" style:parent-style-name="Normal" style:family="paragraph">
      <style:text-properties style:font-name="Tahoma" style:font-name-complex="Tahoma" fo:font-size="12pt" style:font-size-asian="12pt" style:font-size-complex="12pt"/>
    </style:style>
    <style:style style:name="P8" style:parent-style-name="Normal" style:family="paragraph">
      <style:text-properties style:font-name="Tahoma" style:font-name-complex="Tahoma" fo:font-size="12pt" style:font-size-asian="12pt" style:font-size-complex="12pt"/>
    </style:style>
    <style:style style:name="P9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0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1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2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3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4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5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6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7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8" style:parent-style-name="Normal" style:family="paragraph">
      <style:text-properties style:font-name="Tahoma" style:font-name-complex="Tahoma" fo:font-size="12pt" style:font-size-asian="12pt" style:font-size-complex="12pt"/>
    </style:style>
    <style:style style:name="P19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0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1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2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3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4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5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6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7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8" style:parent-style-name="Normal" style:family="paragraph">
      <style:text-properties style:font-name="Tahoma" style:font-name-complex="Tahoma" fo:font-size="12pt" style:font-size-asian="12pt" style:font-size-complex="12pt"/>
    </style:style>
    <style:style style:name="P29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0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1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2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3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4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5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6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7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8" style:parent-style-name="Normal" style:family="paragraph">
      <style:text-properties style:font-name="Tahoma" style:font-name-complex="Tahoma" fo:font-size="12pt" style:font-size-asian="12pt" style:font-size-complex="12pt"/>
    </style:style>
    <style:style style:name="P39" style:parent-style-name="Normal" style:family="paragraph">
      <style:text-properties style:font-name="Tahoma" style:font-name-complex="Tahoma" fo:font-size="12pt" style:font-size-asian="12pt" style:font-size-complex="12pt"/>
    </style:style>
    <style:style style:name="P40" style:parent-style-name="Normal" style:family="paragraph">
      <style:text-properties style:font-name="Tahoma" style:font-name-complex="Tahoma" fo:font-size="12pt" style:font-size-asian="12pt" style:font-size-complex="12pt"/>
    </style:style>
  </office:automatic-styles>
  <office:body>
    <office:text text:use-soft-page-breaks="true">
      <text:p text:style-name="P1">README - Stack-Based Expression Evaluator</text:p>
      <text:p text:style-name="P2">-----------------------------------------</text:p>
      <text:p text:style-name="P3"/>
      <text:p text:style-name="P4">Description:</text:p>
      <text:p text:style-name="P5">This program evaluates arithmetic expressions read from an input file (input.txt)</text:p>
      <text:p text:style-name="P6">and writes the results into an output file (output.txt). It uses a stack-based</text:p>
      <text:p text:style-name="P7">approach to handle operator precedence and parentheses.</text:p>
      <text:p text:style-name="P8"/>
      <text:p text:style-name="P9">Supported Operations:</text:p>
      <text:p text:style-name="P10">- Addition (+)</text:p>
      <text:p text:style-name="P11">- Subtraction (-)</text:p>
      <text:p text:style-name="P12">- Multiplication (*)</text:p>
      <text:p text:style-name="P13">- Division (/)</text:p>
      <text:p text:style-name="P14">- Parentheses ( )</text:p>
      <text:p text:style-name="P15"/>
      <text:p text:style-name="P16">How to Run:</text:p>
      <text:p text:style-name="P17">1. Ensure input.txt is in the same folder as main.py.</text:p>
      <text:p text:style-name="P18">2. Open a terminal or command prompt.</text:p>
      <text:p text:style-name="P19">3. Run the command:</text:p>
      <text:p text:style-name="P20"><text:s text:c="3"/>python main.py</text:p>
      <text:p text:style-name="P21">4. The results will be saved to output.txt in the same folder.</text:p>
      <text:p text:style-name="P22"/>
      <text:p text:style-name="P23">Example:</text:p>
      <text:p text:style-name="P24">Input:</text:p>
      <text:p text:style-name="P25">(3 + 4) * 2</text:p>
      <text:p text:style-name="P26">Output:</text:p>
      <text:p text:style-name="P27">14</text:p>
      <text:p text:style-name="P28"/>
      <text:p text:style-name="P29"/>
      <text:soft-page-break/>
      <text:p text:style-name="P30">Explanation:</text:p>
      <text:p text:style-name="P31">This program uses the concept of a stack data structure to parse and</text:p>
      <text:p text:style-name="P32">evaluate expressions. Two stacks are used — one for numbers (operands)</text:p>
      <text:p text:style-name="P33">and another for operators. This allows the program to respect</text:p>
      <text:p text:style-name="P34">operator precedence and evaluate expressions correctly.</text:p>
      <text:p text:style-name="P35"/>
      <text:p text:style-name="P36">Limitations:</text:p>
      <text:p text:style-name="P37">- Only basic arithmetic operators are supported.</text:p>
      <text:p text:style-name="P38">- Division by zero will raise an error.</text:p>
      <text:p text:style-name="P39">- Complex expressions with variables are not supported.</text:p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cy macauley</meta:initial-creator>
    <dc:creator>lucy macauley</dc:creator>
    <meta:creation-date>2025-10-20T12:09:00Z</meta:creation-date>
    <dc:date>2025-10-20T12:10:00Z</dc:date>
    <meta:template xlink:href="Normal" xlink:type="simple"/>
    <meta:editing-cycles>1</meta:editing-cycles>
    <meta:editing-duration>PT60S</meta:editing-duration>
    <meta:document-statistic meta:page-count="2" meta:paragraph-count="2" meta:word-count="164" meta:character-count="1102" meta:row-count="7" meta:non-whitespace-character-count="940"/>
  </office:meta>
</office:document-meta>
</file>